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2.5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Text Frame 1" draw:style-name="gr1" draw:text-style-name="P1" svg:width="4.933cm" svg:height="2.562cm" svg:x="3.044cm" svg:y="1.52cm"><draw:text-box><text:p>First line with Shift-Enter:<text:line-break/>Second line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12T08:17:16.913000000</meta:creation-date>
    <dc:date>2022-07-12T08:18:24.366000000</dc:date>
    <meta:editing-duration>PT1M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5.0.0.alpha0$Windows_X86_64 LibreOffice_project/93c83aa91cc7608bfdb6972ad024697f1bc85f98</meta:generator>
  </office:meta>
</office:document-meta>
</file>